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normal" officeooo:rsid="0014571b" officeooo:paragraph-rsid="0014571b" style:font-size-asian="12.25pt" style:font-weight-asian="normal" style:font-size-complex="14pt" style:font-weight-complex="normal"/>
    </style:style>
    <style:style style:name="P2" style:family="paragraph" style:parent-style-name="Standard">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3" style:family="paragraph" style:parent-style-name="Standard">
      <style:text-properties fo:font-size="14pt" style:text-underline-style="solid" style:text-underline-width="auto" style:text-underline-color="font-color" fo:font-weight="normal" officeooo:rsid="00377226" officeooo:paragraph-rsid="00755820" style:font-size-asian="10.5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normal" officeooo:rsid="003c5a76" officeooo:paragraph-rsid="003c5a76" style:font-size-asian="10.5pt" style:font-weight-asian="normal" style:font-size-complex="12pt" style:font-weight-complex="normal"/>
    </style:style>
    <style:style style:name="P5" style:family="paragraph" style:parent-style-name="Standard">
      <style:text-properties fo:font-size="14pt" style:text-underline-style="solid" style:text-underline-width="auto" style:text-underline-color="font-color" fo:font-weight="normal" officeooo:rsid="0047f84e" officeooo:paragraph-rsid="0047f84e" style:font-size-asian="10.5pt" style:font-weight-asian="normal" style:font-size-complex="12pt" style:font-weight-complex="normal"/>
    </style:style>
    <style:style style:name="P6" style:family="paragraph" style:parent-style-name="Standard">
      <style:text-properties fo:font-size="14pt" style:text-underline-style="solid" style:text-underline-width="auto" style:text-underline-color="font-color" fo:font-weight="normal" officeooo:rsid="00736d9e" officeooo:paragraph-rsid="00755820"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4571b" officeooo:paragraph-rsid="0014571b"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4571b" officeooo:paragraph-rsid="00755820"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7f84e" officeooo:paragraph-rsid="0047f84e"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f4709" officeooo:paragraph-rsid="004f470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511e99" officeooo:paragraph-rsid="00511e9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513f7a" officeooo:paragraph-rsid="00513f7a"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598023" officeooo:paragraph-rsid="00598023"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5af08d" officeooo:paragraph-rsid="005af08d"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5c7086" officeooo:paragraph-rsid="005c708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5f8786" officeooo:paragraph-rsid="005f8786"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62b21d" officeooo:paragraph-rsid="0062b21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63245f" officeooo:paragraph-rsid="0063245f"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65cd5d" officeooo:paragraph-rsid="0065cd5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68d96d" officeooo:paragraph-rsid="0068d96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c7793" officeooo:paragraph-rsid="006c779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6cc0b7" officeooo:paragraph-rsid="006cc0b7"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6e1dc9" officeooo:paragraph-rsid="006e1dc9"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6f2a75" officeooo:paragraph-rsid="006f2a75"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e6469" officeooo:paragraph-rsid="0075582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fc0bf" officeooo:paragraph-rsid="0075582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c96fa" officeooo:paragraph-rsid="0075582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0df43" officeooo:paragraph-rsid="00755820"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13b2d" officeooo:paragraph-rsid="0075582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151b4" officeooo:paragraph-rsid="00755820"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2ea38" officeooo:paragraph-rsid="00755820"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7b7d96" officeooo:paragraph-rsid="007b7d96"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813dd1" officeooo:paragraph-rsid="00813dd1"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84da56" officeooo:paragraph-rsid="0084da56"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868c92" officeooo:paragraph-rsid="00868c92"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879d39" officeooo:paragraph-rsid="00879d39"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89585c" officeooo:paragraph-rsid="0089585c"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8ab780" officeooo:paragraph-rsid="008ab780"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8ad7ac" officeooo:paragraph-rsid="008ad7ac"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8c21f7" officeooo:paragraph-rsid="008c21f7"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8f3c41" officeooo:paragraph-rsid="008f3c41"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903e94" officeooo:paragraph-rsid="00903e94"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441e62" officeooo:paragraph-rsid="00755820"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919490" officeooo:paragraph-rsid="0091949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91a3b1" officeooo:paragraph-rsid="0091a3b1"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959568" officeooo:paragraph-rsid="00959568" style:font-size-asian="10.5pt" style:font-weight-asian="normal" style:font-size-complex="12pt" style:font-weight-complex="normal"/>
    </style:style>
    <style:style style:name="P47" style:family="paragraph" style:parent-style-name="Standard">
      <style:text-properties style:font-name="Liberation Serif1" fo:font-size="12pt" style:text-underline-style="none" fo:font-weight="normal" officeooo:rsid="005af08d" officeooo:paragraph-rsid="005af08d" style:font-size-asian="10.5pt" style:font-weight-asian="normal" style:font-size-complex="12pt" style:font-weight-complex="normal"/>
    </style:style>
    <style:style style:name="P48" style:family="paragraph" style:parent-style-name="Standard">
      <style:text-properties style:font-name="Liberation Serif1" fo:font-size="12pt" style:text-underline-style="none" fo:font-weight="normal" officeooo:rsid="006095de" officeooo:paragraph-rsid="006095de" style:font-size-asian="10.5pt" style:font-weight-asian="normal" style:font-size-complex="12pt" style:font-weight-complex="normal"/>
    </style:style>
    <style:style style:name="P49" style:family="paragraph" style:parent-style-name="Standard">
      <style:text-properties style:font-name="Liberation Serif1" fo:font-size="12pt" style:text-underline-style="none" fo:font-weight="normal" officeooo:rsid="006294ec" officeooo:paragraph-rsid="006294ec" style:font-size-asian="10.5pt" style:font-weight-asian="normal" style:font-size-complex="12pt" style:font-weight-complex="normal"/>
    </style:style>
    <style:style style:name="P50" style:family="paragraph" style:parent-style-name="Standard">
      <style:text-properties style:font-name="Liberation Serif1" fo:font-size="12pt" style:text-underline-style="none" fo:font-weight="normal" officeooo:rsid="0067aa44" officeooo:paragraph-rsid="0067aa44" style:font-size-asian="10.5pt" style:font-weight-asian="normal" style:font-size-complex="12pt" style:font-weight-complex="normal"/>
    </style:style>
    <style:style style:name="P51" style:family="paragraph" style:parent-style-name="Standard">
      <style:text-properties style:font-name="Liberation Serif1" fo:font-size="12pt" style:text-underline-style="none" fo:font-weight="normal" officeooo:rsid="0068d96d" officeooo:paragraph-rsid="0068d96d" style:font-size-asian="10.5pt" style:font-weight-asian="normal" style:font-size-complex="12pt" style:font-weight-complex="normal"/>
    </style:style>
    <style:style style:name="P52" style:family="paragraph" style:parent-style-name="Standard">
      <style:text-properties style:font-name="Liberation Serif1" fo:font-size="12pt" style:text-underline-style="none" fo:font-weight="normal" officeooo:rsid="0069d0c6" officeooo:paragraph-rsid="0069d0c6" style:font-size-asian="10.5pt" style:font-weight-asian="normal" style:font-size-complex="12pt" style:font-weight-complex="normal"/>
    </style:style>
    <style:style style:name="P53" style:family="paragraph" style:parent-style-name="Standard">
      <style:text-properties style:font-name="Liberation Serif1" fo:font-size="12pt" style:text-underline-style="none" fo:font-weight="normal" officeooo:rsid="0084da56" officeooo:paragraph-rsid="0084da56" style:font-size-asian="10.5pt" style:font-weight-asian="normal" style:font-size-complex="12pt" style:font-weight-complex="normal"/>
    </style:style>
    <style:style style:name="P54" style:family="paragraph" style:parent-style-name="Standard">
      <style:text-properties style:font-name="Liberation Serif1" fo:font-size="12pt" style:text-underline-style="none" fo:font-weight="normal" officeooo:rsid="008f3c41" officeooo:paragraph-rsid="008f3c41" style:font-size-asian="10.5pt" style:font-weight-asian="normal" style:font-size-complex="12pt" style:font-weight-complex="normal"/>
    </style:style>
    <style:style style:name="P55" style:family="paragraph" style:parent-style-name="Standard">
      <style:text-properties style:font-name="Liberation Serif1" fo:font-size="12pt" style:text-underline-style="none" fo:font-weight="normal" officeooo:rsid="008ad7ac" officeooo:paragraph-rsid="008ad7ac" style:font-size-asian="10.5pt" style:font-weight-asian="normal" style:font-size-complex="12pt" style:font-weight-complex="normal"/>
    </style:style>
    <style:style style:name="P56" style:family="paragraph" style:parent-style-name="Standard">
      <style:text-properties style:font-name="Liberation Serif1" fo:font-size="12pt" style:text-underline-style="none" fo:font-weight="normal" officeooo:rsid="00903e94" officeooo:paragraph-rsid="00903e94" style:font-size-asian="10.5pt" style:font-weight-asian="normal" style:font-size-complex="12pt" style:font-weight-complex="normal"/>
    </style:style>
    <style:style style:name="P57" style:family="paragraph" style:parent-style-name="Standard">
      <style:text-properties officeooo:paragraph-rsid="00755820"/>
    </style:style>
    <style:style style:name="P58" style:family="paragraph" style:parent-style-name="Table_20_Contents">
      <style:text-properties fo:font-size="12pt" fo:font-weight="bold" officeooo:rsid="0025eb8a" officeooo:paragraph-rsid="00755820" style:font-size-asian="10.5pt" style:font-weight-asian="bold" style:font-size-complex="12pt" style:font-weight-complex="bold"/>
    </style:style>
    <style:style style:name="P59" style:family="paragraph" style:parent-style-name="Table_20_Contents">
      <style:text-properties fo:font-size="12pt" fo:font-weight="bold" officeooo:rsid="00265386" officeooo:paragraph-rsid="00755820" style:font-size-asian="10.5pt" style:font-weight-asian="bold" style:font-size-complex="12pt" style:font-weight-complex="bold"/>
    </style:style>
    <style:style style:name="P60" style:family="paragraph" style:parent-style-name="Table_20_Contents">
      <style:text-properties fo:font-size="12pt" officeooo:rsid="0025eb8a" officeooo:paragraph-rsid="00755820" style:font-size-asian="10.5pt" style:font-size-complex="12pt"/>
    </style:style>
    <style:style style:name="P61" style:family="paragraph" style:parent-style-name="Table_20_Contents">
      <style:text-properties fo:font-size="12pt" officeooo:rsid="002603a6" officeooo:paragraph-rsid="00755820" style:font-size-asian="10.5pt" style:font-size-complex="12pt"/>
    </style:style>
    <style:style style:name="P62" style:family="paragraph" style:parent-style-name="Table_20_Contents">
      <style:text-properties fo:font-size="12pt" officeooo:rsid="002793ff" officeooo:paragraph-rsid="00755820" style:font-size-asian="10.5pt" style:font-size-complex="12pt"/>
    </style:style>
    <style:style style:name="P63" style:family="paragraph" style:parent-style-name="Table_20_Contents">
      <style:text-properties fo:font-size="12pt" officeooo:rsid="002a280e" officeooo:paragraph-rsid="00755820" style:font-size-asian="10.5pt" style:font-size-complex="12pt"/>
    </style:style>
    <style:style style:name="P64" style:family="paragraph" style:parent-style-name="Table_20_Contents">
      <style:text-properties fo:font-size="12pt" officeooo:paragraph-rsid="00755820" style:font-size-asian="10.5pt" style:font-size-complex="12pt"/>
    </style:style>
    <style:style style:name="P65" style:family="paragraph" style:parent-style-name="Standard">
      <style:text-properties style:font-name="Liberation Serif1" fo:font-size="12pt" style:text-underline-style="none" fo:font-weight="normal" officeooo:rsid="0091a3b1" officeooo:paragraph-rsid="00919490" style:font-size-asian="10.5pt" style:font-weight-asian="normal" style:font-size-complex="12pt" style:font-weight-complex="normal"/>
    </style:style>
    <style:style style:name="P66" style:family="paragraph" style:parent-style-name="Standard">
      <style:text-properties style:font-name="Liberation Serif1" fo:font-size="12pt" style:text-underline-style="none" fo:font-weight="normal" officeooo:rsid="0091a3b1" officeooo:paragraph-rsid="0091a3b1" style:font-size-asian="10.5pt" style:font-weight-asian="normal" style:font-size-complex="12pt" style:font-weight-complex="normal"/>
    </style:style>
    <style:style style:name="P67" style:family="paragraph" style:parent-style-name="Standard">
      <style:text-properties style:font-name="Liberation Serif1" fo:font-size="12pt" style:text-underline-style="none" fo:font-weight="normal" officeooo:rsid="00959568" officeooo:paragraph-rsid="00959568" style:font-size-asian="10.5pt" style:font-weight-asian="normal" style:font-size-complex="12pt" style:font-weight-complex="normal"/>
    </style:style>
    <style:style style:name="P68" style:family="paragraph" style:parent-style-name="Standard">
      <style:text-properties style:font-name="Liberation Serif1" fo:font-size="12pt" style:text-underline-style="none" fo:font-weight="normal" officeooo:rsid="00903e94" officeooo:paragraph-rsid="00903e94" style:font-size-asian="10.5pt" style:font-weight-asian="normal" style:font-size-complex="12pt" style:font-weight-complex="normal"/>
    </style:style>
    <style:style style:name="P69" style:family="paragraph" style:parent-style-name="Standard">
      <style:text-properties style:font-name="Liberation Serif1" fo:font-size="12pt" style:text-underline-style="none" fo:font-weight="normal" officeooo:rsid="0097cafa" officeooo:paragraph-rsid="0097cafa" style:font-size-asian="10.5pt" style:font-weight-asian="normal" style:font-size-complex="12pt" style:font-weight-complex="normal"/>
    </style:style>
    <style:style style:name="P70" style:family="paragraph" style:parent-style-name="Standard">
      <style:text-properties style:font-name="Liberation Serif1" fo:font-size="12pt" style:text-underline-style="none" fo:font-weight="normal" officeooo:rsid="009832c2" officeooo:paragraph-rsid="009832c2" style:font-size-asian="10.5pt" style:font-weight-asian="normal" style:font-size-complex="12pt" style:font-weight-complex="normal"/>
    </style:style>
    <style:style style:name="P71" style:family="paragraph" style:parent-style-name="Standard">
      <style:text-properties style:font-name="Liberation Serif1" fo:font-size="12pt" style:text-underline-style="none" fo:font-weight="normal" officeooo:rsid="0099f5f8" officeooo:paragraph-rsid="0099f5f8" style:font-size-asian="10.5pt" style:font-weight-asian="normal" style:font-size-complex="12pt" style:font-weight-complex="normal"/>
    </style:style>
    <style:style style:name="P72" style:family="paragraph" style:parent-style-name="Standard">
      <style:text-properties style:font-name="Liberation Serif1" fo:font-size="12pt" style:text-underline-style="none" fo:font-weight="normal" officeooo:rsid="009b6f50" officeooo:paragraph-rsid="009b6f50" style:font-size-asian="10.5pt" style:font-weight-asian="normal" style:font-size-complex="12pt" style:font-weight-complex="normal"/>
    </style:style>
    <style:style style:name="P73" style:family="paragraph" style:parent-style-name="Standard">
      <style:text-properties style:font-name="Liberation Serif1" fo:font-size="12pt" style:text-underline-style="none" fo:font-weight="normal" officeooo:rsid="009bf7ad" officeooo:paragraph-rsid="009bf7ad" style:font-size-asian="10.5pt" style:font-weight-asian="normal" style:font-size-complex="12pt" style:font-weight-complex="normal"/>
    </style:style>
    <style:style style:name="P74" style:family="paragraph" style:parent-style-name="Standard">
      <style:text-properties style:font-name="Liberation Serif1" fo:font-size="12pt" style:text-underline-style="none" fo:font-weight="normal" officeooo:rsid="009d864a" officeooo:paragraph-rsid="009d864a" style:font-size-asian="10.5pt" style:font-weight-asian="normal" style:font-size-complex="12pt" style:font-weight-complex="normal"/>
    </style:style>
    <style:style style:name="P75" style:family="paragraph" style:parent-style-name="Standard">
      <style:text-properties style:font-name="Liberation Serif1" fo:font-size="12pt" style:text-underline-style="none" fo:font-weight="normal" officeooo:rsid="009f74ea" officeooo:paragraph-rsid="009f74ea" style:font-size-asian="10.5pt" style:font-weight-asian="normal" style:font-size-complex="12pt" style:font-weight-complex="normal"/>
    </style:style>
    <style:style style:name="P76" style:family="paragraph" style:parent-style-name="Standard">
      <style:text-properties style:font-name="Liberation Serif1" fo:font-size="12pt" style:text-underline-style="none" fo:font-weight="normal" officeooo:rsid="00a7c647" officeooo:paragraph-rsid="00a7c647" style:font-size-asian="10.5pt" style:font-weight-asian="normal" style:font-size-complex="12pt" style:font-weight-complex="normal"/>
    </style:style>
    <style:style style:name="P77" style:family="paragraph" style:parent-style-name="Standard">
      <style:text-properties style:font-name="Liberation Serif1" fo:font-size="12pt" style:text-underline-style="none" fo:font-weight="normal" officeooo:rsid="00a91faa" officeooo:paragraph-rsid="00a91faa" style:font-size-asian="10.5pt" style:font-weight-asian="normal" style:font-size-complex="12pt" style:font-weight-complex="normal"/>
    </style:style>
    <style:style style:name="P78" style:family="paragraph" style:parent-style-name="Standard">
      <style:text-properties style:font-name="Liberation Serif1" fo:font-size="12pt" style:text-underline-style="none" fo:font-weight="normal" officeooo:rsid="00ab02c9" officeooo:paragraph-rsid="00ab02c9" style:font-size-asian="10.5pt" style:font-weight-asian="normal" style:font-size-complex="12pt" style:font-weight-complex="normal"/>
    </style:style>
    <style:style style:name="P79" style:family="paragraph" style:parent-style-name="Standard">
      <style:text-properties style:font-name="Liberation Serif1" fo:font-size="12pt" style:text-underline-style="none" fo:font-weight="normal" officeooo:rsid="00aecaac" officeooo:paragraph-rsid="00aecaac"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903e94" officeooo:paragraph-rsid="0096d45d"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97cafa" officeooo:paragraph-rsid="0097cafa" style:font-size-asian="10.5pt" style:font-weight-asian="normal" style:font-size-complex="12pt" style:font-weight-complex="normal"/>
    </style:style>
    <style:style style:name="P82" style:family="paragraph" style:parent-style-name="Standard">
      <style:text-properties fo:font-size="12pt" style:text-underline-style="none" officeooo:rsid="00a0ce9f" officeooo:paragraph-rsid="00a0ce9f" style:font-size-asian="10.5pt" style:font-size-complex="12pt"/>
    </style:style>
    <style:style style:name="P83" style:family="paragraph" style:parent-style-name="Standard">
      <style:text-properties fo:font-size="12pt" style:text-underline-style="none" officeooo:rsid="00a2cee5" officeooo:paragraph-rsid="00a2cee5" style:font-size-asian="10.5pt" style:font-size-complex="12pt"/>
    </style:style>
    <style:style style:name="P84" style:family="paragraph" style:parent-style-name="Standard">
      <style:text-properties fo:font-size="12pt" style:text-underline-style="none" officeooo:rsid="00a3a306" officeooo:paragraph-rsid="00a3a306" style:font-size-asian="10.5pt" style:font-size-complex="12pt"/>
    </style:style>
    <style:style style:name="P85" style:family="paragraph" style:parent-style-name="Standard">
      <style:text-properties fo:font-size="12pt" style:text-underline-style="none" officeooo:rsid="00a3a306" officeooo:paragraph-rsid="00b71627" style:font-size-asian="10.5pt" style:font-size-complex="12pt"/>
    </style:style>
    <style:style style:name="P86" style:family="paragraph" style:parent-style-name="Standard">
      <style:text-properties fo:font-size="12pt" style:text-underline-style="none" officeooo:rsid="00a5cd3f" officeooo:paragraph-rsid="00a5cd3f" style:font-size-asian="10.5pt" style:font-size-complex="12pt"/>
    </style:style>
    <style:style style:name="P87" style:family="paragraph" style:parent-style-name="Standard">
      <style:text-properties fo:font-size="12pt" style:text-underline-style="none" officeooo:rsid="00b3b689" officeooo:paragraph-rsid="00b52fb1" style:font-size-asian="10.5pt" style:font-size-complex="12pt"/>
    </style:style>
    <style:style style:name="P88" style:family="paragraph" style:parent-style-name="Standard">
      <style:text-properties fo:font-size="12pt" style:text-underline-style="none" officeooo:rsid="00b7b9ce" officeooo:paragraph-rsid="00b7b9ce" style:font-size-asian="10.5pt" style:font-size-complex="12pt"/>
    </style:style>
    <style:style style:name="P89" style:family="paragraph" style:parent-style-name="Standard">
      <style:text-properties fo:font-size="12pt" style:text-underline-style="none" officeooo:rsid="00b90680" officeooo:paragraph-rsid="00b90680" style:font-size-asian="10.5pt" style:font-size-complex="12pt"/>
    </style:style>
    <style:style style:name="P90" style:family="paragraph" style:parent-style-name="Standard">
      <style:text-properties fo:font-size="12pt" style:text-underline-style="none" officeooo:rsid="00bb0c1a" officeooo:paragraph-rsid="00bb0c1a" style:font-size-asian="10.5pt" style:font-size-complex="12pt"/>
    </style:style>
    <style:style style:name="P91" style:family="paragraph" style:parent-style-name="Standard">
      <style:text-properties fo:font-size="12pt" style:text-underline-style="none" officeooo:rsid="00bc6e23" officeooo:paragraph-rsid="00bc6e23" style:font-size-asian="10.5pt" style:font-size-complex="12pt"/>
    </style:style>
    <style:style style:name="P92" style:family="paragraph" style:parent-style-name="Standard">
      <style:text-properties fo:font-size="14pt" style:text-underline-style="solid" style:text-underline-width="auto" style:text-underline-color="font-color" officeooo:rsid="00a0ce9f" officeooo:paragraph-rsid="00a0ce9f" style:font-size-asian="12.25pt" style:font-size-complex="14pt"/>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officeooo:rsid="0021a67d"/>
    </style:style>
    <style:style style:name="T17" style:family="text">
      <style:text-properties officeooo:rsid="00238076"/>
    </style:style>
    <style:style style:name="T18" style:family="text">
      <style:text-properties officeooo:rsid="002603a6"/>
    </style:style>
    <style:style style:name="T19" style:family="text">
      <style:text-properties officeooo:rsid="00265386"/>
    </style:style>
    <style:style style:name="T20" style:family="text">
      <style:text-properties officeooo:rsid="002793ff"/>
    </style:style>
    <style:style style:name="T21" style:family="text">
      <style:text-properties officeooo:rsid="00283f66"/>
    </style:style>
    <style:style style:name="T22" style:family="text">
      <style:text-properties officeooo:rsid="002c4878"/>
    </style:style>
    <style:style style:name="T23" style:family="text">
      <style:text-properties officeooo:rsid="002dda65"/>
    </style:style>
    <style:style style:name="T24" style:family="text">
      <style:text-properties officeooo:rsid="002edce8"/>
    </style:style>
    <style:style style:name="T25" style:family="text">
      <style:text-properties officeooo:rsid="004955aa"/>
    </style:style>
    <style:style style:name="T26" style:family="text">
      <style:text-properties officeooo:rsid="00495eb8"/>
    </style:style>
    <style:style style:name="T27" style:family="text">
      <style:text-properties style:font-name="Liberation Serif1"/>
    </style:style>
    <style:style style:name="T28" style:family="text">
      <style:text-properties style:font-name="Liberation Serif1" officeooo:rsid="00533c33"/>
    </style:style>
    <style:style style:name="T29" style:family="text">
      <style:text-properties style:font-name="Liberation Serif1" officeooo:rsid="005512ad"/>
    </style:style>
    <style:style style:name="T30" style:family="text">
      <style:text-properties style:font-name="Liberation Serif1" officeooo:rsid="005553af"/>
    </style:style>
    <style:style style:name="T31" style:family="text">
      <style:text-properties style:font-name="Liberation Serif1" officeooo:rsid="0056b401"/>
    </style:style>
    <style:style style:name="T32" style:family="text">
      <style:text-properties style:font-name="Liberation Serif1" officeooo:rsid="00513f7a"/>
    </style:style>
    <style:style style:name="T33" style:family="text">
      <style:text-properties style:font-name="Liberation Serif1" officeooo:rsid="005e0e1e"/>
    </style:style>
    <style:style style:name="T34" style:family="text">
      <style:text-properties style:font-name="Liberation Serif1" officeooo:rsid="008cbc8f"/>
    </style:style>
    <style:style style:name="T35" style:family="text">
      <style:text-properties style:font-name="Liberation Serif1" officeooo:rsid="00913882"/>
    </style:style>
    <style:style style:name="T36" style:family="text">
      <style:text-properties style:font-name="Liberation Serif1" officeooo:rsid="0091a3b1"/>
    </style:style>
    <style:style style:name="T37" style:family="text">
      <style:text-properties style:font-name="Liberation Serif1" officeooo:rsid="009444c6"/>
    </style:style>
    <style:style style:name="T38" style:family="text">
      <style:text-properties style:font-name="Liberation Serif1" officeooo:rsid="00950fca"/>
    </style:style>
    <style:style style:name="T39" style:family="text">
      <style:text-properties style:font-name="Liberation Serif1" officeooo:rsid="0096d45d"/>
    </style:style>
    <style:style style:name="T40" style:family="text">
      <style:text-properties officeooo:rsid="0063245f"/>
    </style:style>
    <style:style style:name="T41" style:family="text">
      <style:text-properties officeooo:rsid="0063d956"/>
    </style:style>
    <style:style style:name="T42" style:family="text">
      <style:text-properties officeooo:rsid="006db12c"/>
    </style:style>
    <style:style style:name="T43" style:family="text">
      <style:text-properties officeooo:rsid="0070529e"/>
    </style:style>
    <style:style style:name="T44" style:family="text">
      <style:text-properties officeooo:rsid="0073c908"/>
    </style:style>
    <style:style style:name="T45" style:family="text">
      <style:text-properties officeooo:rsid="00769667"/>
    </style:style>
    <style:style style:name="T46" style:family="text">
      <style:text-properties officeooo:rsid="007e3dd6"/>
    </style:style>
    <style:style style:name="T47" style:family="text">
      <style:text-properties officeooo:rsid="009444c6"/>
    </style:style>
    <style:style style:name="T48" style:family="text">
      <style:text-properties officeooo:rsid="0097cafa"/>
    </style:style>
    <style:style style:name="T49" style:family="text">
      <style:text-properties officeooo:rsid="009b05b5"/>
    </style:style>
    <style:style style:name="T50" style:family="text">
      <style:text-properties officeooo:rsid="009f74ea"/>
    </style:style>
    <style:style style:name="T51" style:family="text">
      <style:text-properties officeooo:rsid="00513f7a"/>
    </style:style>
    <style:style style:name="T52" style:family="text">
      <style:text-properties officeooo:rsid="009fbd25"/>
    </style:style>
    <style:style style:name="T53" style:family="text">
      <style:text-properties officeooo:rsid="00a45778"/>
    </style:style>
    <style:style style:name="T54" style:family="text">
      <style:text-properties officeooo:rsid="00a7c647"/>
    </style:style>
    <style:style style:name="T55" style:family="text">
      <style:text-properties officeooo:rsid="00a91faa"/>
    </style:style>
    <style:style style:name="T56" style:family="text">
      <style:text-properties officeooo:rsid="00ac295a"/>
    </style:style>
    <style:style style:name="T57" style:family="text">
      <style:text-properties officeooo:rsid="00ac6b38"/>
    </style:style>
    <style:style style:name="T58" style:family="text">
      <style:text-properties officeooo:rsid="00b12ba4"/>
    </style:style>
    <style:style style:name="T59" style:family="text">
      <style:text-properties officeooo:rsid="00b89ea8"/>
    </style:style>
    <style:style style:name="T60" style:family="text">
      <style:text-properties officeooo:rsid="00ba4aea"/>
    </style:style>
    <style:style style:name="T61" style:family="text">
      <style:text-properties officeooo:rsid="00bc6e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7"/>
      <text:p text:style-name="P7">-<text:span text:style-name="T24">Lexical analysis</text:span></text:p>
      <text:p text:style-name="P8"><draw:frame draw:style-name="fr1" draw:name="Image1" text:anchor-type="paragraph" svg:width="17cm" svg:height="1.325cm" draw:z-index="0"><draw:image xlink:href="Pictures/10000201000002F50000003B292C350E.png" xlink:type="simple" xlink:show="embed" xlink:actuate="onLoad"/></draw:frame>-<text:span text:style-name="T1">Abstract syntax tree, parser</text:span></text:p>
      <text:p text:style-name="P3">Lexers</text:p>
      <text:p text:style-name="P2"><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2"/>
      <text:p text:style-name="P4"><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4"/>
      <text:p text:style-name="P8"/>
      <text:p text:style-name="P6">BNF</text:p>
      <text:p text:style-name="P57"><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25"/>
      <text:p text:style-name="P26">BNF is a notation technique used to <text:span text:style-name="T16">explicitly</text:span> state the syntax of a language<text:span text:style-name="T17">s in computer science whether they be programming languages or just formatting of a document etc. The notation of the language revolves around using tags in order to express terms. A brief explanation of how the notation is defined is as follows.</text:span></text:p>
      <text:p text:style-name="P26"/>
      <table:table table:name="Table1" table:style-name="Table1">
        <table:table-column table:style-name="Table1.A"/>
        <table:table-column table:style-name="Table1.B"/>
        <table:table-row>
          <table:table-cell table:style-name="Table1.A1" office:value-type="string">
            <text:p text:style-name="P58">Symbol</text:p>
          </table:table-cell>
          <table:table-cell table:style-name="Table1.B1" office:value-type="string">
            <text:p text:style-name="P59">Meaning</text:p>
          </table:table-cell>
        </table:table-row>
        <table:table-row>
          <table:table-cell table:style-name="Table1.A2" office:value-type="string">
            <text:p text:style-name="P60">&lt;expr&gt;</text:p>
          </table:table-cell>
          <table:table-cell table:style-name="Table1.B2" office:value-type="string">
            <text:p text:style-name="P60">Things inside '&lt;&gt;' are non-terminals. These refer to the tags mentioned which are <text:span text:style-name="T22">labelled.</text:span> In this case labelled 'expr'. <text:span text:style-name="T18">These then refer to the fact that this is defined in another place.</text:span></text:p>
          </table:table-cell>
        </table:table-row>
        <table:table-row>
          <table:table-cell table:style-name="Table1.A2" office:value-type="string">
            <text:p text:style-name="P64">“<text:span text:style-name="T18">1”</text:span></text:p>
          </table:table-cell>
          <table:table-cell table:style-name="Table1.B2" office:value-type="string">
            <text:p text:style-name="P61">Things inside “” quotations are <text:span text:style-name="T19">terminals. This means that this explicitly states that 1 should occur at that point.</text:span></text:p>
          </table:table-cell>
        </table:table-row>
        <table:table-row>
          <table:table-cell table:style-name="Table1.A2" office:value-type="string">
            <text:p text:style-name="P64">::<text:span text:style-name="T20">=</text:span></text:p>
          </table:table-cell>
          <table:table-cell table:style-name="Table1.B2" office:value-type="string">
            <text:p text:style-name="P62">This says that the things on the left hand side of it is defined by what is on the right hand side. <text:span text:style-name="T21">This is used to define the non-terminals above.</text:span></text:p>
          </table:table-cell>
        </table:table-row>
        <table:table-row>
          <table:table-cell table:style-name="Table1.A2" office:value-type="string">
            <text:p text:style-name="P63">|</text:p>
          </table:table-cell>
          <table:table-cell table:style-name="Table1.B2" office:value-type="string">
            <text:p text:style-name="P63">The bar is used in order to make a chose in the productions. | creates complexity in the grammar to build complex syntax.</text:p>
          </table:table-cell>
        </table:table-row>
      </table:table>
      <text:p text:style-name="P26"/>
      <text:p text:style-name="P27">With the use of these symbols a grammar tree can be formed of multiple definitions of different non-terminals. By creating this abstraction, a simple <text:span text:style-name="T23">and </text:span>easy to understand <text:span text:style-name="T23">representation</text:span> of part of some syntax tree can be made of a complex grammar. <text:span text:style-name="T24">A simple example of a BNF would be that of </text:span></text:p>
      <text:p text:style-name="P28">addition of a sting of numbers.</text:p>
      <text:p text:style-name="P28"/>
      <text:p text:style-name="P29">&lt;expr&gt; ::= &lt;digit&gt; | &lt;expr&gt; “+” &lt;digit&gt;</text:p>
      <text:p text:style-name="P29"><text:soft-page-break/>&lt;digit&gt; ::= “1” | “2” | “3” | “4” | “5” | “6” | “7” | “8” | “9” | “0”</text:p>
      <text:p text:style-name="P29"/>
      <text:p text:style-name="P30">Here you can see that this language would accept strings like:</text:p>
      <text:p text:style-name="P30">“1”, “4+0+5”</text:p>
      <text:p text:style-name="P30">but not of:</text:p>
      <text:p text:style-name="P30">“+3+4”, “+”, “”, etc.</text:p>
      <text:p text:style-name="P31">Notice how recursion is used here which means that a finite grammar can be used to accept potentially infinite strings. //////</text:p>
      <text:p text:style-name="P31"/>
      <text:p text:style-name="P43">Extended BNF also exists which is a short hand of BNF but keeps all the same power.</text:p>
      <text:p text:style-name="P4"/>
      <text:p text:style-name="P5">Parser<text:span text:style-name="T44">s</text:span></text:p>
      <text:p text:style-name="P9">When the input stream has been <text:span text:style-name="T25">converted</text:span> into <text:span text:style-name="T26">tokens by the lexical analyser, it is then the job of parsers to consume these and map them to rules onto data types. Parsers which do this are deeply tied to the language the compiler it is written in. The example of parsers will be in Haskell and so parser combinators will be used. Parser combinators are high order functions which consume some input t convert into a target data type. Parser combinators work by parsers consuming parsers and produce new data types which will be then input into another parser.</text:span></text:p>
      <text:p text:style-name="P9"/>
      <text:p text:style-name="P10">In this notion, a library of parsers and operations are made to combine them. <text:span text:style-name="T45">A simple parser is one in which that does not consume anything:</text:span><text:line-break/>produce' :: a → String → [(String, a)]</text:p>
      <text:p text:style-name="P10">produce' x ts = [ts, x)]</text:p>
      <text:p text:style-name="P10"/>
      <text:p text:style-name="P10">'String → [(String, a)]' refers to the Parser a.</text:p>
      <text:p text:style-name="P10">The 'x' is the value we want to produce.</text:p>
      <text:p text:style-name="P10">The 'ts' is the input stream. </text:p>
      <text:p text:style-name="P11"/>
      <text:p text:style-name="P11">In order to eliminate writing 'String → [(String, a)]' continuously for creating these parsers, a new datatype can be defined. </text:p>
      <text:p text:style-name="P11">data Parser a = Parser (String → [(String, a)]</text:p>
      <text:p text:style-name="P11">The parser produce' above that does not <text:span text:style-name="T43">produce</text:span> anything can now be represented as:</text:p>
      <text:p text:style-name="P11">produce' :: a → Parser a</text:p>
      <text:p text:style-name="P11"/>
      <text:p text:style-name="P11">parse :: Parser a → (String → [(String, a)])</text:p>
      <text:p text:style-name="P11">parse (Parser p) = p</text:p>
      <text:p text:style-name="P11"/>
      <text:p text:style-name="P12">Using this datatype, parsers can now be defined:</text:p>
      <text:p text:style-name="P12">produce :: a → Parser a</text:p>
      <text:p text:style-name="P12">produce x = Parser (<text:span text:style-name="T27">λ ts → [(ts, x)]</text:span></text:p>
      <text:p text:style-name="P12"/>
      <text:p text:style-name="P12"><text:span text:style-name="T27">The λ stands for an anonymous function. T</text:span><text:span text:style-name="T28">hese are useful for passing them as parameters to higher order functions like map, fmap etc. </text:span><text:span text:style-name="T29">This is very </text:span><text:span text:style-name="T31">useful</text:span><text:span text:style-name="T29"> for parsers created in functional programming </text:span><text:span text:style-name="T30">languages.</text:span><text:span text:style-name="T29"> </text:span></text:p>
      <text:p text:style-name="P12"/>
      <text:p text:style-name="P13"><text:span text:style-name="T29">A </text:span><text:span text:style-name="T27">simple parser is one in which returns the next item in the input stream.</text:span></text:p>
      <text:p text:style-name="P13"/>
      <text:p text:style-name="P47">Item :: Parser Char</text:p>
      <text:p text:style-name="P14"><text:span text:style-name="T27">item = Parser ( </text:span><text:span text:style-name="T32">λ </text:span><text:span text:style-name="T27">ts → case ts of </text:span></text:p>
      <text:p text:style-name="P47"><text:tab/><text:tab/>[] → []</text:p>
      <text:p text:style-name="P47"><text:tab/><text:tab/>(x:xs) → [(xs, x)] )</text:p>
      <text:p text:style-name="P15"><text:span text:style-name="T27">The item parser is taking in an input string, then returning the first character, then outputting the </text:span><text:soft-page-break/><text:span text:style-name="T27">rest. It will output an empty list if an empty list is input</text:span><text:span text:style-name="T33">.</text:span></text:p>
      <text:p text:style-name="P15"/>
      <text:p text:style-name="P16"><text:span text:style-name="T33">I</text:span><text:span text:style-name="T27">n order to achieve the concept of chaining parsers together to sequentially operate on an input string, monads are used. </text:span></text:p>
      <text:p text:style-name="P48">class Monad m where</text:p>
      <text:p text:style-name="P48"><text:tab/>return :: a → ma</text:p>
      <text:p text:style-name="P48"><text:tab/>(&gt;&gt;=) :: ma → (a → mb) → mb</text:p>
      <text:p text:style-name="P49">In the case of parsers, return needs to have type,</text:p>
      <text:p text:style-name="P49">a → Parser a </text:p>
      <text:p text:style-name="P49">so produce will be used. </text:p>
      <text:p text:style-name="P17">(&gt;&gt;=) is the “bind” operator. This is the equivalent of ';' in other languages. <text:span text:style-name="T40">For use in parsers (&gt;&gt;=) can be specialised to:</text:span></text:p>
      <text:p text:style-name="P18">(&gt;&gt;=) :: Parser a → (a → Parser <text:span text:style-name="T41">b</text:span>) → Parser b</text:p>
      <text:p text:style-name="P19">Parser px &gt;&gt;= f = Parser ( <text:span text:style-name="T32">λ </text:span><text:span text:style-name="T27">ts → concat [parse (f x) ts' | (ts', x) ← px ts])</text:span></text:p>
      <text:p text:style-name="P50">px :: String → [(String, a)]</text:p>
      <text:p text:style-name="P51">ts :: String</text:p>
      <text:p text:style-name="P51">f x :: Parser b</text:p>
      <text:p text:style-name="P51">ts' :: String</text:p>
      <text:p text:style-name="P51">x :: a</text:p>
      <text:p text:style-name="P51">px ts :: [(String, a)]</text:p>
      <text:p text:style-name="P20"/>
      <text:p text:style-name="P52">[f x | x ← xs]</text:p>
      <text:p text:style-name="P52">This builds a list of values f x, one for each value x in xs.</text:p>
      <text:p text:style-name="P21">It is equivalent to:<text:line-break/>map f xs = [f x | x ← xs]</text:p>
      <text:p text:style-name="P22">Concat simply flattens a list of lists into a <text:span text:style-name="T42">single</text:span> list:</text:p>
      <text:p text:style-name="P23">concat :: [[a]] → [a]</text:p>
      <text:p text:style-name="P23"/>
      <text:p text:style-name="P24">Example:<text:line-break/>item &gt;&gt;= produce :: Parse Char</text:p>
      <text:p text:style-name="P24">Parser Char<text:tab/>Char → Parser Char</text:p>
      <text:p text:style-name="P24"/>
      <text:p text:style-name="P24">parse (item &gt;&gt;= produce) “hello”</text:p>
      <text:p text:style-name="P24">=[(“ello”, 'h')]</text:p>
      <text:p text:style-name="P24"/>
      <text:p text:style-name="P33">A basic building block for many parsers is satisfy.</text:p>
      <text:p text:style-name="P34">satisfy :: (Char → Bool) → Parser Char</text:p>
      <text:p text:style-name="P34">satisfy p = item &gt;&gt;= <text:s/><text:span text:style-name="T32">λ </text:span><text:span text:style-name="T27">c → </text:span></text:p>
      <text:p text:style-name="P53"><text:tab/><text:tab/> <text:s text:c="9"/>if p c</text:p>
      <text:p text:style-name="P53"><text:tab/><text:tab/><text:tab/> <text:s/>then produce c</text:p>
      <text:p text:style-name="P53"><text:tab/><text:tab/><text:tab/> <text:s/>else failure</text:p>
      <text:p text:style-name="P54">failure <text:s/><text:span text:style-name="T47">is </text:span>defined as</text:p>
      <text:p text:style-name="P54">fail<text:span text:style-name="T47">ure</text:span> :: Parser a</text:p>
      <text:p text:style-name="P41"><text:span text:style-name="T27">fail</text:span><text:span text:style-name="T37">ure</text:span><text:span text:style-name="T27"> = Parser ( </text:span><text:span text:style-name="T32">λ </text:span><text:span text:style-name="T27">cs → [])</text:span></text:p>
      <text:p text:style-name="P35">Satisfy succeeds when the supplied function on any character returns True, and then returns the parsed character or fails to parse. </text:p>
      <text:p text:style-name="P32">Another simple parser can be made in which <text:span text:style-name="T46">recognises strings. Before this can be achieved a parser in which accepts a single character must be made with the use of satisfy.</text:span></text:p>
      <text:p text:style-name="P36">char :: Char → Parser Char</text:p>
      <text:p text:style-name="P36">char c = satisfy (c==)</text:p>
      <text:p text:style-name="P37">char parses a single char and returns if it succeeds. </text:p>
      <text:p text:style-name="P38">This can then be used as another building block to create a new parser which recognises strings.</text:p>
      <text:p text:style-name="P39"><text:soft-page-break/>string :: String → Parser String</text:p>
      <text:p text:style-name="P39">string [] = produce </text:p>
      <text:p text:style-name="P39">string (c:cs) = <text:s/>char c &gt;&gt;= <text:s/><text:span text:style-name="T32">λ </text:span><text:span text:style-name="T27">c' →</text:span></text:p>
      <text:p text:style-name="P39"><text:span text:style-name="T27"><text:tab/><text:tab/>string cs &gt;&gt;= <text:s/></text:span><text:span text:style-name="T32">λ </text:span><text:span text:style-name="T27">cs' →</text:span></text:p>
      <text:p text:style-name="P55"><text:tab/><text:tab/>produce (c:cs)</text:p>
      <text:p text:style-name="P40"><text:span text:style-name="T27">This parser takes each character from the top and produces them a</text:span><text:span text:style-name="T34">t</text:span><text:span text:style-name="T27"> the end </text:span><text:span text:style-name="T34">once all is parsed</text:span><text:span text:style-name="T27">. This is done using the char parser defined previously.</text:span></text:p>
      <text:p text:style-name="P56">string can also be defined this way:</text:p>
      <text:p text:style-name="P56">string :: String → Parser String</text:p>
      <text:p text:style-name="P42"><text:span text:style-name="T27">string cs = foldr ( </text:span><text:span text:style-name="T32">λ </text:span><text:span text:style-name="T27">x pxs →</text:span></text:p>
      <text:p text:style-name="P56"><text:tab/><text:tab/> <text:s text:c="2"/>(:) &lt;$&gt; char x &lt;*&gt; pxs) </text:p>
      <text:p text:style-name="P56"><text:tab/><text:tab/> <text:s text:c="2"/>(produce []) cs</text:p>
      <text:p text:style-name="P56"/>
      <text:p text:style-name="P80"><text:span text:style-name="T35">This is the same however introduces new symbols. </text:span><text:span text:style-name="T39">These new symbols are parser combinators and are defined as follows: </text:span><text:span text:style-name="T27"><text:s/></text:span></text:p>
      <text:p text:style-name="P44"><text:span text:style-name="T27">(&lt;|&gt;) - </text:span><text:span text:style-name="T36">Alternative </text:span><text:span text:style-name="T27"><text:s/></text:span><text:span text:style-name="T36">e.g. p &lt;|&gt; q</text:span></text:p>
      <text:p text:style-name="P65"/>
      <text:p text:style-name="P66">class Alternative f where </text:p>
      <text:p text:style-name="P66"><text:tab/>empty :: fa</text:p>
      <text:p text:style-name="P66"><text:tab/>(&lt;|&gt;) <text:s text:c="2"/>:: fa → fa → fa</text:p>
      <text:p text:style-name="P66">This must satisfy some laws:<text:line-break/>empty &lt;|&gt; q = q</text:p>
      <text:p text:style-name="P66">p &lt;|&gt; empty = p</text:p>
      <text:p text:style-name="P45"/>
      <text:p text:style-name="P66">instance Alternative Maybe where</text:p>
      <text:p text:style-name="P66"><text:tab/>empty = Nothing</text:p>
      <text:p text:style-name="P66"><text:tab/>Just x &lt;|&gt; q = Just x</text:p>
      <text:p text:style-name="P66"><text:tab/>Nothing &lt;|&gt; q = q</text:p>
      <text:p text:style-name="P45"/>
      <text:p text:style-name="P66">instance Alternative [] where</text:p>
      <text:p text:style-name="P66"><text:s/><text:tab/>empty = []</text:p>
      <text:p text:style-name="P66"><text:tab/>xs &lt;|&gt; ys = xs ++ys</text:p>
      <text:p text:style-name="P45"/>
      <text:p text:style-name="P66"><text:span text:style-name="T48">T</text:span>he parser instance:<text:line-break/>instance Alternative Parser where </text:p>
      <text:p text:style-name="P66"><text:tab/>empty = failure</text:p>
      <text:p text:style-name="P45"><text:span text:style-name="T27"><text:tab/></text:span><text:span text:style-name="T38">(&lt;|&gt;) = orElse </text:span></text:p>
      <text:p text:style-name="P81"/>
      <text:p text:style-name="P46"><text:span text:style-name="T38">o</text:span><text:span text:style-name="T27">rElse :: Parser a → Parser a → Parser a</text:span></text:p>
      <text:p text:style-name="P46"><text:span text:style-name="T27">orElse (Parser px) (Parser py) = Parser ( </text:span><text:span text:style-name="T32">λ </text:span><text:span text:style-name="T27">ts → </text:span></text:p>
      <text:p text:style-name="P67"><text:tab/>case px ts of </text:p>
      <text:p text:style-name="P67"><text:tab/>[] → py ts</text:p>
      <text:p text:style-name="P67"><text:tab/>xs → xs <text:s/>)</text:p>
      <text:p text:style-name="P69">The result of orElse it to try to first parse the first parameter px. If this fails then tries to parse the second py which returns if succeeds; fails if unsuccessful. </text:p>
      <text:p text:style-name="P69"/>
      <text:p text:style-name="P71">Another parser combinator is &lt;*&gt; which is a member of the Applicative class:</text:p>
      <text:p text:style-name="P71">class Applicative f where </text:p>
      <text:p text:style-name="P71"><text:tab/>pure :: a → fa </text:p>
      <text:p text:style-name="P71"><text:tab/>(&lt;*&gt;) :: f(a → b) → fa → fb </text:p>
      <text:p text:style-name="P71"/>
      <text:p text:style-name="P71">instance Applicative [] where</text:p>
      <text:p text:style-name="P71"><text:soft-page-break/><text:tab/>pure x <text:span text:style-name="T49">=</text:span> [x]</text:p>
      <text:p text:style-name="P71"><text:tab/>fs &lt;*&gt; xs = [f x | f ← fs, x ← xs]</text:p>
      <text:p text:style-name="P72">This will apply each function in fs to each value in xs.</text:p>
      <text:p text:style-name="P73">instance Applicative Maybe where</text:p>
      <text:p text:style-name="P73"><text:tab/>pure x = Just x</text:p>
      <text:p text:style-name="P73"><text:tab/>Just f &lt;*&gt; Just x = Just (f x)</text:p>
      <text:p text:style-name="P73"><text:tab/>_ &lt;*&gt; _ = Nothing</text:p>
      <text:p text:style-name="P74">These have been several definitions of &lt;*&gt;. The definition for Parsers is as follows:<text:line-break/><text:span text:style-name="T50">instance Functor Parser where </text:span></text:p>
      <text:p text:style-name="P75"><text:tab/>fmap f (Parser p) = Parser ( <text:span text:style-name="T51">λ </text:span>ts → [(ts', f x) </text:p>
      <text:p text:style-name="P75"><text:tab/><text:tab/><text:tab/><text:tab/><text:tab/><text:tab/>| (ts', x) ← p ts)</text:p>
      <text:p text:style-name="P75">This will create a new parser where the parsed value is transformed by the function f.</text:p>
      <text:p text:style-name="P75"/>
      <text:p text:style-name="P75">instance Applicative Parser where</text:p>
      <text:p text:style-name="P75"><text:tab/>pure x = produce x</text:p>
      <text:p text:style-name="P75"><text:tab/>Parser ( <text:span text:style-name="T51">λ </text:span>ts → [(ts'', f x) </text:p>
      <text:p text:style-name="P75"><text:tab/><text:tab/><text:tab/>| (ts', f) ← pf ts, (ts'', x) ← px ts'])<text:line-break/><text:span text:style-name="T52">This combinator will apply each functor to each value. </text:span></text:p>
      <text:p text:style-name="P70">&lt;$&gt; is another parser combinator which is used instead of map. &lt;$&gt; has the same type as fmap:<text:line-break/>fmap :: (a → b) → fa → fb</text:p>
      <text:p text:style-name="P70">(&lt;$&gt;) :: (a → b) → f a → fb</text:p>
      <text:p text:style-name="P70">and so are able to write </text:p>
      <text:p text:style-name="P70">f &lt;$&gt; xs</text:p>
      <text:p text:style-name="P70">instead of</text:p>
      <text:p text:style-name="P70">fmap f xs</text:p>
      <text:p text:style-name="P70"/>
      <text:p text:style-name="P76">When representing a grammar in an extended BNF '*' and '+' are used to represent iteration without the use of recursion. This increases the readability of the grammar and decreases the <text:span text:style-name="T55">possibility</text:span> of writing errors when creating the grammar. <text:span text:style-name="T55">Parsers can be made to represent these ideas with some (+ one or more) and many (* zero or more).</text:span></text:p>
      <text:p text:style-name="P77">some has type:</text:p>
      <text:p text:style-name="P77">some :: Alternative f =&gt; f a → f [a]</text:p>
      <text:p text:style-name="P78">many has the same type:<text:line-break/>many :: Alternative f =&gt; fa → f [a]</text:p>
      <text:p text:style-name="P78">They are however defined differently <text:span text:style-name="T56">however are defined in terms of each other:</text:span><text:line-break/>some v = (:) &lt;$&gt; <text:s/>v &lt;*&gt; many v</text:p>
      <text:p text:style-name="P78">many v = some v &lt;|&gt; produce []</text:p>
      <text:p text:style-name="P79">some v repeatedly attempts to parse the given argument and concatenates them together. It will fail if not a signal match <text:span text:style-name="T58">succeeds</text:span>. <text:span text:style-name="T57">many works much the same way by repeatedly attempting to parse the given argument until is fails and then stops by returning produce [] which is achieved by &lt;|&gt; but will not fail itself if some v fails on the first match. </text:span></text:p>
      <text:p text:style-name="P79"/>
      <text:p text:style-name="P92">Grammar</text:p>
      <text:p text:style-name="P82">With these tool a grammar represented by a<text:span text:style-name="T53">n extended</text:span> BNF can now be converted into a Haskell program which parses a valid input string.</text:p>
      <text:p text:style-name="P82"/>
      <text:p text:style-name="P83"><text:s text:c="4"/>prog : line*</text:p>
      <text:p text:style-name="P83"><text:s text:c="4"/>line : cmnd cr | number stmt cr</text:p>
      <text:p text:style-name="P83"><text:s text:c="4"/>cmnd : CLEAR | LIST | RUN</text:p>
      <text:p text:style-name="P83"><text:s text:c="4"/>stmt : PRINT args</text:p>
      <text:p text:style-name="P83"><text:s text:c="9"/>| IF expr rel expr THEN stmt</text:p>
      <text:p text:style-name="P83"><text:s text:c="9"/>| GOTO expr</text:p>
      <text:p text:style-name="P83"><text:soft-page-break/><text:s text:c="9"/>| INPUT vars</text:p>
      <text:p text:style-name="P83"><text:s text:c="9"/>| LET var '=' expr</text:p>
      <text:p text:style-name="P83"><text:s text:c="9"/>| GOSUB expr</text:p>
      <text:p text:style-name="P83"><text:s text:c="9"/>| RETURN</text:p>
      <text:p text:style-name="P83"><text:s text:c="9"/>| END</text:p>
      <text:p text:style-name="P83"><text:s text:c="4"/>args : ( string | expr ) (',' ( string | expr )* )</text:p>
      <text:p text:style-name="P83"><text:s text:c="4"/>vars : var (',' var)*</text:p>
      <text:p text:style-name="P83"><text:s text:c="4"/>expr : ['+'|'-'] term (('+'|'-') term)*</text:p>
      <text:p text:style-name="P83"><text:s text:c="4"/>term : fact (('*'|'/') fact)*</text:p>
      <text:p text:style-name="P83"><text:s text:c="4"/>fact : var | number | '(' expr ')'</text:p>
      <text:p text:style-name="P83"><text:s text:c="4"/>var : 'A' | 'B' <text:s/>| ... | 'Z'</text:p>
      <text:p text:style-name="P83"><text:s text:c="4"/>number : digit digit*</text:p>
      <text:p text:style-name="P83"><text:s text:c="4"/>digit : '0' | '1' | ... | '9'</text:p>
      <text:p text:style-name="P83"><text:s text:c="4"/>rel : '&lt;' [ '&gt;' | '=' ] | '&gt;' [ '&lt;' | '=' ] | '='</text:p>
      <text:p text:style-name="P83"><text:s text:c="4"/>string : '"' achar* '"'</text:p>
      <text:p text:style-name="P83"><text:s text:c="4"/>achar: any character except '"' or '\n' or '\r'</text:p>
      <text:p text:style-name="P83"/>
      <text:p text:style-name="P83">This is a simple grammar of a subset of Tiny BASIC programming language. </text:p>
      <text:p text:style-name="P83"/>
      <text:p text:style-name="P84">The idea of this grammar is contain <text:span text:style-name="T53">the whole program in a prog non-terminal. This non-terminal is a series of lines representing each line of code in the written code.</text:span></text:p>
      <text:p text:style-name="P86">data Prog = Prog [Line]</text:p>
      <text:p text:style-name="P85"><text:span text:style-name="T53"><text:s/>The parser for prog is therefore simply a list of Line.</text:span></text:p>
      <text:p text:style-name="P86">prog :: Parser Prog</text:p>
      <text:p text:style-name="P86">prog = Prog &lt;$&gt; many <text:span text:style-name="T54">line</text:span></text:p>
      <text:p text:style-name="P87">The prog parser will receive each line using many. fmap is then used on Prog over these lines to form the list of lines. <text:span text:style-name="T61">There is a statement mode in which could be used by the language in which a single statement would be accepted however if this is run then could cause a crash with some statements such as 'GOTO' so has been removed from this grammar. </text:span></text:p>
      <text:p text:style-name="P88">A line in the grammar is defined as being a command or a number followed by a statement. The line is then ended by a <text:span text:style-name="T59">carriage</text:span> return. </text:p>
      <text:p text:style-name="P89">data Line = Cmnd Cmnd | Line Int <text:span text:style-name="T60">Stmt</text:span></text:p>
      <text:p text:style-name="P90">The carriage return is used in order to express that a new line is being made when writing code to be parsed and so when it is parsed, lexical analysis is used to remove this carriage return. </text:p>
      <text:p text:style-name="P91">Line :: Parser Line</text:p>
      <text:p text:style-name="P91">line = (Cmnd &lt;$&gt; cmnd &lt;* cr)<text:line-break/><text:tab/>&lt;|&gt; (Line &lt;$&gt; number &lt;*&gt; stmt &lt;* c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06T16:30:06.424427159</dc:date>
    <meta:editing-duration>P1DT13H42M45S</meta:editing-duration>
    <meta:editing-cycles>167</meta:editing-cycles>
    <meta:generator>LibreOffice/4.2.8.2$Linux_X86_64 LibreOffice_project/420m0$Build-2</meta:generator>
    <meta:document-statistic meta:table-count="1" meta:image-count="1" meta:object-count="0" meta:page-count="6" meta:paragraph-count="195" meta:word-count="2287" meta:character-count="11709" meta:non-whitespace-character-count="9369"/>
  </office:meta>
</office:document-meta>
</file>